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b0560" officeooo:paragraph-rsid="000b0560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ext_20_body" style:list-style-name="L5"/>
    <style:style style:name="P4" style:family="paragraph" style:parent-style-name="Text_20_body" style:list-style-name="L6"/>
    <style:style style:name="P5" style:family="paragraph" style:parent-style-name="Text_20_body" style:list-style-name="L7"/>
    <style:style style:name="P6" style:family="paragraph" style:parent-style-name="Text_20_body" style:list-style-name="L8"/>
    <style:style style:name="P7" style:family="paragraph" style:parent-style-name="Text_20_body" style:list-style-name="L9"/>
    <style:style style:name="P8" style:family="paragraph" style:parent-style-name="Text_20_body" style:list-style-name="L10"/>
    <style:style style:name="P9" style:family="paragraph" style:parent-style-name="Text_20_body" style:list-style-name="L11"/>
    <style:style style:name="P10" style:family="paragraph" style:parent-style-name="Text_20_body" style:list-style-name="L12"/>
    <style:style style:name="P11" style:family="paragraph" style:parent-style-name="Text_20_body" style:list-style-name="L13"/>
    <style:style style:name="P12" style:family="paragraph" style:parent-style-name="Text_20_body" style:list-style-name="L14"/>
    <style:style style:name="P13" style:family="paragraph" style:parent-style-name="Text_20_body" style:list-style-name="L15"/>
    <style:style style:name="P14" style:family="paragraph" style:parent-style-name="Text_20_body" style:list-style-name="L16"/>
    <style:style style:name="P15" style:family="paragraph" style:parent-style-name="Text_20_body" style:list-style-name="L17"/>
    <style:style style:name="P16" style:family="paragraph" style:parent-style-name="Text_20_body" style:list-style-name="L18"/>
    <style:style style:name="P17" style:family="paragraph" style:parent-style-name="Text_20_body" style:list-style-name="L19"/>
    <style:style style:name="P18" style:family="paragraph" style:parent-style-name="Text_20_body" style:list-style-name="L20"/>
    <style:style style:name="P19" style:family="paragraph" style:parent-style-name="Text_20_body" style:list-style-name="L1">
      <style:paragraph-properties fo:margin-top="0cm" fo:margin-bottom="0cm" style:contextual-spacing="false"/>
    </style:style>
    <style:style style:name="P20" style:family="paragraph" style:parent-style-name="Text_20_body" style:list-style-name="L2">
      <style:paragraph-properties fo:margin-top="0cm" fo:margin-bottom="0cm" style:contextual-spacing="false"/>
    </style:style>
    <style:style style:name="P21" style:family="paragraph" style:parent-style-name="Text_20_body" style:list-style-name="L3">
      <style:paragraph-properties fo:margin-top="0cm" fo:margin-bottom="0cm" style:contextual-spacing="false"/>
    </style:style>
    <style:style style:name="P22" style:family="paragraph" style:parent-style-name="Text_20_body" style:list-style-name="L4">
      <style:paragraph-properties fo:margin-top="0cm" fo:margin-bottom="0cm" style:contextual-spacing="false"/>
    </style:style>
    <style:style style:name="P23" style:family="paragraph" style:parent-style-name="Text_20_body" style:list-style-name="L6">
      <style:paragraph-properties fo:margin-top="0cm" fo:margin-bottom="0cm" style:contextual-spacing="false"/>
    </style:style>
    <style:style style:name="P24" style:family="paragraph" style:parent-style-name="Text_20_body" style:list-style-name="L7">
      <style:paragraph-properties fo:margin-top="0cm" fo:margin-bottom="0cm" style:contextual-spacing="false"/>
    </style:style>
    <style:style style:name="P25" style:family="paragraph" style:parent-style-name="Text_20_body" style:list-style-name="L8">
      <style:paragraph-properties fo:margin-top="0cm" fo:margin-bottom="0cm" style:contextual-spacing="false"/>
    </style:style>
    <style:style style:name="P26" style:family="paragraph" style:parent-style-name="Text_20_body" style:list-style-name="L9">
      <style:paragraph-properties fo:margin-top="0cm" fo:margin-bottom="0cm" style:contextual-spacing="false"/>
    </style:style>
    <style:style style:name="P27" style:family="paragraph" style:parent-style-name="Text_20_body" style:list-style-name="L10">
      <style:paragraph-properties fo:margin-top="0cm" fo:margin-bottom="0cm" style:contextual-spacing="false"/>
    </style:style>
    <style:style style:name="P28" style:family="paragraph" style:parent-style-name="Text_20_body" style:list-style-name="L11">
      <style:paragraph-properties fo:margin-top="0cm" fo:margin-bottom="0cm" style:contextual-spacing="false"/>
    </style:style>
    <style:style style:name="P29" style:family="paragraph" style:parent-style-name="Text_20_body" style:list-style-name="L12">
      <style:paragraph-properties fo:margin-top="0cm" fo:margin-bottom="0cm" style:contextual-spacing="false"/>
    </style:style>
    <style:style style:name="P30" style:family="paragraph" style:parent-style-name="Text_20_body" style:list-style-name="L13">
      <style:paragraph-properties fo:margin-top="0cm" fo:margin-bottom="0cm" style:contextual-spacing="false"/>
    </style:style>
    <style:style style:name="P31" style:family="paragraph" style:parent-style-name="Text_20_body" style:list-style-name="L14">
      <style:paragraph-properties fo:margin-top="0cm" fo:margin-bottom="0cm" style:contextual-spacing="false"/>
    </style:style>
    <style:style style:name="P32" style:family="paragraph" style:parent-style-name="Text_20_body" style:list-style-name="L15">
      <style:paragraph-properties fo:margin-top="0cm" fo:margin-bottom="0cm" style:contextual-spacing="false"/>
    </style:style>
    <style:style style:name="P33" style:family="paragraph" style:parent-style-name="Text_20_body" style:list-style-name="L16">
      <style:paragraph-properties fo:margin-top="0cm" fo:margin-bottom="0cm" style:contextual-spacing="false"/>
    </style:style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P35" style:family="paragraph" style:parent-style-name="Text_20_body" style:list-style-name="L18">
      <style:paragraph-properties fo:margin-top="0cm" fo:margin-bottom="0cm" style:contextual-spacing="false"/>
    </style:style>
    <style:style style:name="P36" style:family="paragraph" style:parent-style-name="Text_20_body" style:list-style-name="L19">
      <style:paragraph-properties fo:margin-top="0cm" fo:margin-bottom="0cm" style:contextual-spacing="false"/>
    </style:style>
    <style:style style:name="P37" style:family="paragraph" style:parent-style-name="Text_20_body" style:list-style-name="L20">
      <style:paragraph-properties fo:margin-top="0cm" fo:margin-bottom="0cm" style:contextual-spacing="false"/>
    </style:style>
    <style:style style:name="T1" style:family="text">
      <style:text-properties fo:color="#ff0000"/>
    </style:style>
    <style:style style:name="T2" style:family="text">
      <style:text-properties style:font-weight-asian="bol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a xlink:type="simple" xlink:href="http://xuexiao.51sxue.com/detail/id_36865.html" office:target-frame-name="_blank" xlink:show="new"><text:span text:style-name="Strong_20_Emphasis">回澜中学</text:span></text:a><text:span text:style-name="Strong_20_Emphasis"><text:span text:style-name="T1">：</text:span></text:span></text:p>
      <text:p text:style-name="Text_20_body">城市社区：回澜南苑社区、陈公桥社区、藕湖浜社区、回澜北苑社区、东阳桥社区、江寺社区、育才东苑社区、燕子河社区、中誉新城社区、通达小区、商城西村、柠檬公寓、金马名仕园、丽华公寓、雅云花园、商城东苑小区、井头王公寓、杭柴厂宿舍、商城花园、杭瓷厂宿舍;</text:p>
      <text:p text:style-name="Text_20_body">转制社区：高田社区、梅花楼社区、徐家河社区、车家埭社区、柳桥社区、半爿街社区、井头王社区。</text:p>
      <text:p text:style-name="Text_20_body"><text:a xlink:type="simple" xlink:href="http://xuexiao.51sxue.com/detail/id_53283.html" office:target-frame-name="_blank" xlink:show="new"><text:span text:style-name="Strong_20_Emphasis"><text:span text:style-name="T1">高桥中学</text:span></text:span></text:a></text:p>
      <text:p text:style-name="Text_20_body">城市社区：四季花城社区、泰和社区、拱秀社区、丁家庄社区、南市社区、百尺溇社区、汇宇花园小区、万都晶典小区、广和小区;</text:p>
      <text:p text:style-name="Text_20_body">转制社区：高桥社区、新桥头社区、文源社区、戚家池社区、联丰社区。</text:p>
      <text:p text:style-name="Text_20_body"><text:a xlink:type="simple" xlink:href="http://xuexiao.51sxue.com/detail/id_53286.html" office:target-frame-name="_blank" xlink:show="new"><text:span text:style-name="Strong_20_Emphasis"><text:span text:style-name="T1">高桥初中教育集团湘湖初中</text:span></text:span></text:a></text:p>
      <text:p text:style-name="Text_20_body">城市社区：万寿桥社区、美之园社区、休博园社区;</text:p>
      <text:p text:style-name="Text_20_body">转制社区：湘湖社区、湖头陈社区、东湘社区、杜湖社区。</text:p>
      <text:p text:style-name="Text_20_body"><text:a xlink:type="simple" xlink:href="http://xuexiao.51sxue.com/detail/id_53284.html" office:target-frame-name="_blank" xlink:show="new"><text:span text:style-name="Strong_20_Emphasis"><text:span text:style-name="T1">北干中学</text:span></text:span></text:a></text:p>
      <text:p text:style-name="Text_20_body">城市社区：北干一苑社区、北干二苑社区、华达社区、绿茵园社区、银河社区、广德社区;</text:p>
      <text:p text:style-name="Text_20_body">转制社区：永久社区、墩里吴社区;</text:p>
      <text:p text:style-name="Text_20_body">行政村：城北村、塘湾村。</text:p>
      <text:p text:style-name="Text_20_body"><text:a xlink:type="simple" xlink:href="http://xuexiao.51sxue.com/detail/id_53282.html" office:target-frame-name="_blank" xlink:show="new"><text:span text:style-name="Strong_20_Emphasis"><text:span text:style-name="T1">金山学校</text:span></text:span></text:a></text:p>
      <text:p text:style-name="Text_20_body">城市社区：工人路社区、星都社区、萧然社区、金泰苑社区、金山西苑社区、加德社区、里横河小区、知稼苑小区、新白马公寓小区、湖滨花园小区;</text:p>
      <text:p text:style-name="Text_20_body">转制社区：荣联社区、畈里张社区、施家桥社区;</text:p>
      <text:p text:style-name="Text_20_body">行政村：荣星村、荣庄村、兴议村、明星村。</text:p>
      <text:p text:style-name="Text_20_body"><text:a xlink:type="simple" xlink:href="http://xuexiao.51sxue.com/detail/id_53285.html" office:target-frame-name="_blank" xlink:show="new"><text:span text:style-name="Strong_20_Emphasis"><text:span text:style-name="T1">虎山路初中</text:span></text:span></text:a></text:p>
      <text:p text:style-name="Text_20_body">城市社区：新惠名苑小区、滨水名庭小区;</text:p>
      <text:p text:style-name="Text_20_body">转制社区：姚江岸社区、吕才庄社区、王有史社区、曾家桥社区、琴山下社区、畈里童社区、金家浜社区、董家埭社区、双桥社区、下潦社区、郎家浜社区、下畈朱社区、前塘社区、塘里陈社区、油树下社区;</text:p>
      <text:p text:style-name="Text_20_body">行政村：行头村、娄下陈村、和平桥村、朱家坛村、姑娘桥村、五联村、西许村、涝湖村、霞江村、桥南沈村、傅楼村、紫霞村、一都孙村、裘江新村、联华新村、新丰村、浙东村。</text:p>
      <text:p text:style-name="Text_20_body"><text:a xlink:type="simple" xlink:href="http://xuexiao.51sxue.com/detail/id_53287.html" office:target-frame-name="_blank" xlink:show="new"><text:span text:style-name="Strong_20_Emphasis"><text:span text:style-name="T1">贺知章学校</text:span></text:span></text:a></text:p>
      <text:p text:style-name="Text_20_body">行政村：金西村、赵家墩村、知章村、黄家章村、湖东村。</text:p>
      <text:p text:style-name="Text_20_body"><text:a xlink:type="simple" xlink:href="http://xuexiao.51sxue.com/detail/id_53289.html" office:target-frame-name="_blank" xlink:show="new"><text:span text:style-name="Strong_20_Emphasis"><text:span text:style-name="T1">城南中学</text:span></text:span></text:a></text:p>
      <text:p text:style-name="Text_20_body">转制社区：鲁公桥社区、曹家桥社区、溪头黄社区、越寨社区、祝家桥社区、朝阳社区;</text:p>
      <text:p text:style-name="Text_20_body">行政村：沙里吴村、章潘桥村、桥头陈村。</text:p>
      <text:list xml:id="list3740459997401893703" text:style-name="L1">
        <text:list-item>
          <text:p text:style-name="P19"><text:soft-page-break/>     </text:p>
        </text:list-item>
      </text:list>
      <text:list xml:id="list1636991061602906516" text:style-name="L2">
        <text:list-item>
          <text:p text:style-name="P20">         </text:p>
        </text:list-item>
      </text:list>
      <text:list xml:id="list5839659375507582797" text:style-name="L3">
        <text:list-item>
          <text:p text:style-name="P21">     </text:p>
        </text:list-item>
      </text:list>
      <text:list xml:id="list3800460372912962041" text:style-name="L4">
        <text:list-item>
          <text:p text:style-name="P22"><text:span text:style-name="T2">得分</text:span> </text:p>
        </text:list-item>
      </text:list>
      <text:list xml:id="list2443108502901096727" text:style-name="L5">
        <text:list-item>
          <text:p text:style-name="P3"><text:span text:style-name="T2">家长表态</text:span> </text:p>
        </text:list-item>
      </text:list>
      <text:list xml:id="list1909135236204043196" text:style-name="L6">
        <text:list-item>
          <text:p text:style-name="P23">1 </text:p>
        </text:list-item>
        <text:list-item>
          <text:p text:style-name="P23"><text:a xlink:type="simple" xlink:href="http://xuexiao.51sxue.com/detail/id_8195.html" office:target-frame-name="_blank" xlink:show="new">杭州市萧山第二高级中学</text:a> </text:p>
        </text:list-item>
      </text:list>
      <text:list xml:id="list5010548150042325885" text:style-name="L7">
        <text:list-item>
          <text:p text:style-name="P24">2 </text:p>
        </text:list-item>
        <text:list-item>
          <text:p text:style-name="P24"><text:a xlink:type="simple" xlink:href="http://xuexiao.51sxue.com/detail/id_49307.html" office:target-frame-name="_blank" xlink:show="new">浙江省湘湖师范学校附属小学（湘师附小）</text:a> </text:p>
        </text:list-item>
      </text:list>
      <text:list xml:id="list5342136719619540417" text:style-name="L8">
        <text:list-item>
          <text:p text:style-name="P25">3 </text:p>
        </text:list-item>
        <text:list-item>
          <text:p text:style-name="P25"><text:a xlink:type="simple" xlink:href="http://xuexiao.51sxue.com/detail/id_49320.html" office:target-frame-name="_blank" xlink:show="new">杭州市高桥金帆实验学校（初中）</text:a> </text:p>
        </text:list-item>
      </text:list>
      <text:list xml:id="list8111264760631202293" text:style-name="L9">
        <text:list-item>
          <text:p text:style-name="P26">4 </text:p>
        </text:list-item>
        <text:list-item>
          <text:p text:style-name="P26"><text:a xlink:type="simple" xlink:href="http://xuexiao.51sxue.com/detail/id_23506.html" office:target-frame-name="_blank" xlink:show="new">杭州市萧山区城厢幼儿园</text:a> </text:p>
        </text:list-item>
      </text:list>
      <text:list xml:id="list8080497490133913584" text:style-name="L10">
        <text:list-item>
          <text:p text:style-name="P27">5 </text:p>
        </text:list-item>
        <text:list-item>
          <text:p text:style-name="P27"><text:a xlink:type="simple" xlink:href="http://xuexiao.51sxue.com/detail/id_53285.html" office:target-frame-name="_blank" xlink:show="new">杭州市虎山路初中</text:a> </text:p>
        </text:list-item>
      </text:list>
      <text:list xml:id="list7273985205926738502" text:style-name="L11">
        <text:list-item>
          <text:p text:style-name="P28">6 </text:p>
        </text:list-item>
        <text:list-item>
          <text:p text:style-name="P28"><text:a xlink:type="simple" xlink:href="http://xuexiao.51sxue.com/detail/id_49310.html" office:target-frame-name="_blank" xlink:show="new">杭州市萧山区北干小学</text:a> </text:p>
        </text:list-item>
      </text:list>
      <text:list xml:id="list4507788153860098034" text:style-name="L12">
        <text:list-item>
          <text:p text:style-name="P29">7 </text:p>
        </text:list-item>
        <text:list-item>
          <text:p text:style-name="P29"><text:a xlink:type="simple" xlink:href="http://xuexiao.51sxue.com/detail/id_53283.html" office:target-frame-name="_blank" xlink:show="new">杭州萧山区高桥初中</text:a> </text:p>
        </text:list-item>
      </text:list>
      <text:list xml:id="list4419929425392252031" text:style-name="L13">
        <text:list-item>
          <text:p text:style-name="P30">8 </text:p>
        </text:list-item>
        <text:list-item>
          <text:p text:style-name="P30"><text:a xlink:type="simple" xlink:href="http://xuexiao.51sxue.com/detail/id_53282.html" office:target-frame-name="_blank" xlink:show="new">萧山金山初中</text:a> </text:p>
        </text:list-item>
      </text:list>
      <text:list xml:id="list1671358084593851627" text:style-name="L14">
        <text:list-item>
          <text:p text:style-name="P31">9 </text:p>
        </text:list-item>
        <text:list-item>
          <text:p text:style-name="P31"><text:a xlink:type="simple" xlink:href="http://xuexiao.51sxue.com/detail/id_39216.html" office:target-frame-name="_blank" xlink:show="new">杭州市萧山区高桥小学</text:a> </text:p>
        </text:list-item>
      </text:list>
      <text:list xml:id="list166770922673971027" text:style-name="L15">
        <text:list-item>
          <text:p text:style-name="P32">10 </text:p>
        </text:list-item>
        <text:list-item>
          <text:p text:style-name="P32"><text:a xlink:type="simple" xlink:href="http://xuexiao.51sxue.com/detail/id_8179.html" office:target-frame-name="_blank" xlink:show="new">杭州市萧山区第二中等职业学校</text:a></text:p>
        </text:list-item>
      </text:list>
      <text:list xml:id="list3599256760455895044" text:style-name="L16">
        <text:list-item>
          <text:p text:style-name="P33">11 </text:p>
        </text:list-item>
        <text:list-item>
          <text:p text:style-name="P33"><text:a xlink:type="simple" xlink:href="http://xuexiao.51sxue.com/detail/id_38420.html" office:target-frame-name="_blank" xlink:show="new">杭州市萧山区靖江镇初级中学</text:a> </text:p>
        </text:list-item>
      </text:list>
      <text:list xml:id="list3567317810792399132" text:style-name="L17">
        <text:list-item>
          <text:p text:style-name="P34">12 </text:p>
        </text:list-item>
        <text:list-item>
          <text:p text:style-name="P34"><text:a xlink:type="simple" xlink:href="http://xuexiao.51sxue.com/detail/id_53284.html" office:target-frame-name="_blank" xlink:show="new">萧山区北干初级中学</text:a> </text:p>
        </text:list-item>
      </text:list>
      <text:list xml:id="list2704487163133710415" text:style-name="L18">
        <text:list-item>
          <text:p text:style-name="P35">13 </text:p>
        </text:list-item>
        <text:list-item>
          <text:p text:style-name="P35"><text:a xlink:type="simple" xlink:href="http://xuexiao.51sxue.com/detail/id_49311.html" office:target-frame-name="_blank" xlink:show="new">杭州萧山区银河实验小学</text:a> </text:p>
        </text:list-item>
      </text:list>
      <text:list xml:id="list7019869204599038036" text:style-name="L19">
        <text:list-item>
          <text:p text:style-name="P36">14 </text:p>
        </text:list-item>
        <text:list-item>
          <text:p text:style-name="P36"><text:a xlink:type="simple" xlink:href="http://xuexiao.51sxue.com/detail/id_8201.html" office:target-frame-name="_blank" xlink:show="new">杭州市萧山区第四中等职业学校</text:a> </text:p>
        </text:list-item>
      </text:list>
      <text:list xml:id="list2654355223928741347" text:style-name="L20">
        <text:list-item>
          <text:p text:style-name="P37">15 </text:p>
        </text:list-item>
        <text:list-item>
          <text:p text:style-name="P37"><text:a xlink:type="simple" xlink:href="http://xuexiao.51sxue.com/detail/id_49315.html" office:target-frame-name="_blank" xlink:show="new">杭州市萧山区汇宇小学</text:a> </text:p>
        </text:list-item>
      </text:list>
      <text:p text:style-name="Standard"/>
      <text:p text:style-name="Standard"/>
      <text:p text:style-name="Standard"/>
      <text:p text:style-name="Standard"/>
      <text:p text:style-name="P1">高中</text:p>
      <text:p text:style-name="P1">萧山中学的教育质量排名应是：重高：三中、萧中、二中、五中，普高八中、九中、十一中、十中。。。。。</text:p>
      <text:p text:style-name="P2"><text:soft-page-break/>萧中虽然 2014上一本线有740，但萧中招生时，都是优等生资源。但三中不一样，招生时是萧中后才轮到三中，可三中2014年上一本线的有640人，可想而知， 教育质量三中比萧中要好得多，如果是个自觉努力的人，选萧中也可以，毕竟老师不管，这个学生也会自觉学习的。如果。。。。那就还是选取三中，三中抓得紧， 能把一般的学生，送进一本线，化腐朽为神奇，我首推的是三中！！！！全萧山上一本线人数为1673人，下面是2014年萧山各高中上一本线人数，供参考</text:p>
      <text:p text:style-name="P2">萧中740人</text:p>
      <text:p text:style-name="P2">三中640人</text:p>
      <text:p text:style-name="P2">五中144人</text:p>
      <text:p text:style-name="P2">二中132人</text:p>
      <text:p text:style-name="P2">八中11人</text:p>
      <text:p text:style-name="P2">九中4人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3:42:49.629799177</meta:creation-date>
    <meta:generator>LibreOffice/4.2.7.2$Linux_X86_64 LibreOffice_project/420m0$Build-2</meta:generator>
    <dc:date>2015-03-10T14:01:56.514630879</dc:date>
    <meta:editing-duration>PT6M</meta:editing-duration>
    <meta:editing-cycles>3</meta:editing-cycles>
    <meta:document-statistic meta:table-count="0" meta:image-count="0" meta:object-count="0" meta:page-count="3" meta:paragraph-count="70" meta:word-count="1304" meta:character-count="1388" meta:non-whitespace-character-count="1335"/>
  </office:meta>
</office:document-meta>
</file>